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5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2">1)BRANCH</text:span></text:p>
      <text:p text:style-name="P1"><text:span text:style-name="T3"/></text:p>
      <text:p text:style-name="P1"><text:span text:style-name="T4">create table branch</text:span></text:p>
      <text:p text:style-name="P1"><text:span text:style-name="T4">(</text:span></text:p>
      <text:p text:style-name="P1"><text:span text:style-name="T4">b_code<text:s text:c="3"/>int,</text:span></text:p>
      <text:p text:style-name="P1"><text:span text:style-name="T4">b_name<text:s text:c="2"/>varchar(50),</text:span></text:p>
      <text:p text:style-name="P1"><text:span text:style-name="T4">b_city<text:s text:c="3"/>varchar(50),</text:span></text:p>
      <text:p text:style-name="P1"><text:span text:style-name="T4">assets<text:s text:c="3"/>int,</text:span></text:p>
      <text:p text:style-name="P1"><text:span text:style-name="T4">PRIMARY KEY(b_code)</text:span></text:p>
      <text:p text:style-name="P1"><text:span text:style-name="T4">);</text:span></text:p>
      <text:p text:style-name="P1"><text:span text:style-name="T5"/></text:p>
      <text:p text:style-name="P1"><text:span text:style-name="T6">select* from branch;</text:span></text:p>
      <text:p text:style-name="P1"><text:span text:style-name="T7"/></text:p>
      <text:p text:style-name="P1"><text:span text:style-name="T8">INSERT INTO branch values</text:span></text:p>
      <text:p text:style-name="P1"><text:span text:style-name="T8">(11,"csb","noida",4),</text:span></text:p>
      <text:p text:style-name="P1"><text:span text:style-name="T8">(23,"abs","delhi",5),</text:span></text:p>
      <text:p text:style-name="P1"><text:span text:style-name="T8">(44,"csb","delhi",10),</text:span></text:p>
      <text:p text:style-name="P1"><text:span text:style-name="T8">(16,"acs","ghaziabad",15),</text:span></text:p>
      <text:p text:style-name="P1"><text:span text:style-name="T8">(17,"ghz","gurgaon",20);</text:span></text:p>
      <text:p text:style-name="P1"><text:span text:style-name="T9"/></text:p>
      <text:p text:style-name="P1"><text:span text:style-name="T10">2) LOAN</text:span></text:p>
      <text:p text:style-name="P1"><text:span text:style-name="T11"/></text:p>
      <text:p text:style-name="P1"><text:span text:style-name="T12">create table loan</text:span></text:p>
      <text:p text:style-name="P1"><text:span text:style-name="T12">(</text:span></text:p>
      <text:p text:style-name="P1"><text:span text:style-name="T12">acc_no<text:s text:c="3"/>int,</text:span></text:p>
      <text:p text:style-name="P1"><text:span text:style-name="T12">loan_no<text:s text:c="4"/>int<text:s text:c="3"/>PRIMARY KEY,</text:span></text:p>
      <text:p text:style-name="P1"><text:span text:style-name="T12">amount<text:s text:c="5"/>int,</text:span></text:p>
      <text:p text:style-name="P1"><text:span text:style-name="T12">interest_rate<text:s text:c="2"/>int,</text:span></text:p>
      <text:p text:style-name="P1"><text:span text:style-name="T12">FOREIGN KEY (acc_no) references account(acc_no)</text:span></text:p>
      <text:p text:style-name="P1"><text:span text:style-name="T12">);</text:span></text:p>
      <text:p text:style-name="P1"><text:span text:style-name="T13"/></text:p>
      <text:p text:style-name="P1"><text:span text:style-name="T14">select* from loan;</text:span></text:p>
      <text:p text:style-name="P1"><text:span text:style-name="T15"/></text:p>
      <text:p text:style-name="P1"><text:span text:style-name="T16">INSERT INTO loan values</text:span></text:p>
      <text:p text:style-name="P1"><text:span text:style-name="T16">(14,23,200000,4),</text:span></text:p>
      <text:p text:style-name="P1"><text:span text:style-name="T16">(18,12,150000,5),</text:span></text:p>
      <text:p text:style-name="P1"><text:span text:style-name="T16">(20,56,225000,4),</text:span></text:p>
      <text:p text:style-name="P1"><text:span text:style-name="T16">(21,34,360000,5),</text:span></text:p>
      <text:p text:style-name="P1"><text:span text:style-name="T16">(26,45,200000,3);</text:span></text:p>
      <text:p text:style-name="P1"><text:span text:style-name="T16"/></text:p>
      <text:p text:style-name="P1"><text:span text:style-name="T16"><text:s/></text:span></text:p>
      <text:p text:style-name="P1"><text:span text:style-name="T16">3) ACCOUNT</text:span></text:p>
      <text:p text:style-name="P1"><text:span text:style-name="T17"/></text:p>
      <text:p text:style-name="P1"><text:span text:style-name="T18">create table account</text:span></text:p>
      <text:p text:style-name="P1"><text:span text:style-name="T18">(</text:span></text:p>
      <text:p text:style-name="P1"><text:span text:style-name="T18">b_code<text:s text:c="2"/>int,</text:span></text:p>
      <text:p text:style-name="P1"><text:span text:style-name="T18">acc_no<text:s text:c="3"/>int,</text:span></text:p>
      <text:p text:style-name="P1"><text:span text:style-name="T18">balance<text:s text:c="3"/>int,</text:span></text:p>
      <text:p text:style-name="P1"><text:span text:style-name="T18">FOREIGN KEY(b_code) references branch(b_code),</text:span></text:p>
      <text:p text:style-name="P1"><text:span text:style-name="T18">PRIMARY KEY(acc_no)</text:span></text:p>
      <text:p text:style-name="P1"><text:span text:style-name="T18">);</text:span></text:p>
      <text:p text:style-name="P1"><text:span text:style-name="T19"/></text:p>
      <text:p text:style-name="P1"><text:span text:style-name="T20">select* from account;</text:span></text:p>
      <text:p text:style-name="P1"><text:span text:style-name="T21"/></text:p>
      <text:p text:style-name="P1"><text:span text:style-name="T22">INSERT INTO account values</text:span></text:p>
      <text:p text:style-name="P1"><text:span text:style-name="T22">(11,14,175000),</text:span></text:p>
      <text:p text:style-name="P1"><text:span text:style-name="T22">(11,18,185000),</text:span></text:p>
      <text:p text:style-name="P1"><text:span text:style-name="T22">(23,20,200000),</text:span></text:p>
      <text:p text:style-name="P1"><text:span text:style-name="T22">(44,21,210000),</text:span></text:p>
      <text:p text:style-name="P1"><text:span text:style-name="T22">(44,26,250000);</text:span></text:p>
      <text:p text:style-name="P1"><text:span text:style-name="T23"/></text:p>
      <text:p text:style-name="P1"><text:span text:style-name="T23"/></text:p>
      <text:p text:style-name="P1"><text:span text:style-name="T23"/></text:p>
      <text:p text:style-name="P1"><text:span text:style-name="T24">4)PAYMENT</text:span></text:p>
      <text:p text:style-name="P1"><text:span text:style-name="T25"/></text:p>
      <text:p text:style-name="P1"><text:span text:style-name="T26">create table payment</text:span></text:p>
      <text:p text:style-name="P1"><text:span text:style-name="T26">(</text:span></text:p>
      <text:p text:style-name="P1"><text:span text:style-name="T26">loan_no<text:s text:c="3"/>int,</text:span></text:p>
      <text:p text:style-name="P1"><text:span text:style-name="T26">amount<text:s text:c="4"/>int,</text:span></text:p>
      <text:p text:style-name="P1"><text:span text:style-name="T26">FOREIGN KEY (loan_no) references loan(loan_no),</text:span></text:p>
      <text:p text:style-name="P1"><text:span text:style-name="T26">PRIMARY KEY(loan_no)</text:span></text:p>
      <text:p text:style-name="P1"><text:span text:style-name="T26">);</text:span></text:p>
      <text:p text:style-name="P1"><text:span text:style-name="T27"/></text:p>
      <text:p text:style-name="P1"><text:span text:style-name="T28">select* from payment;</text:span></text:p>
      <text:p text:style-name="P1"><text:span text:style-name="T29"/></text:p>
      <text:p text:style-name="P1"><text:span text:style-name="T30">INSERT INTO<text:s text:c="2"/>payment values</text:span></text:p>
      <text:p text:style-name="P1"><text:span text:style-name="T30">(23,4000),</text:span></text:p>
      <text:p text:style-name="P1"><text:span text:style-name="T30">(12,5000),</text:span></text:p>
      <text:p text:style-name="P1"><text:span text:style-name="T30">(56,5200),</text:span></text:p>
      <text:p text:style-name="P1"><text:span text:style-name="T30">(34,7500),</text:span></text:p>
      <text:p text:style-name="P1"><text:span text:style-name="T30">(45,8000);</text:span></text:p>
      <text:p text:style-name="P1"><text:span text:style-name="T31"/></text:p>
      <text:p text:style-name="P1"><text:span text:style-name="T31"/></text:p>
      <text:p text:style-name="P1"><text:span text:style-name="T32">5)SAVING ACCOUNT</text:span></text:p>
      <text:p text:style-name="P1"><text:span text:style-name="T33"/></text:p>
      <text:p text:style-name="P1"><text:span text:style-name="T34">create table saving_account</text:span></text:p>
      <text:p text:style-name="P1"><text:span text:style-name="T34">(</text:span></text:p>
      <text:p text:style-name="P1"><text:span text:style-name="T34">acc_no<text:s text:c="3"/>int,</text:span></text:p>
      <text:p text:style-name="P1"><text:span text:style-name="T34">interest_rate<text:s text:c="3"/>int,</text:span></text:p>
      <text:p text:style-name="P1"><text:span text:style-name="T34">FOREIGN KEY (acc_no) references account(acc_no),</text:span></text:p>
      <text:p text:style-name="P1"><text:span text:style-name="T34">PRIMARY KEY(acc_no)</text:span></text:p>
      <text:p text:style-name="P1"><text:span text:style-name="T34">);</text:span></text:p>
      <text:p text:style-name="P1"><text:span text:style-name="T35"/></text:p>
      <text:p text:style-name="P1"><text:span text:style-name="T36">select* from saving account;</text:span></text:p>
      <text:p text:style-name="P1"><text:span text:style-name="T37"/></text:p>
      <text:p text:style-name="P1"><text:span text:style-name="T38">INSERT INTO saving_account values</text:span></text:p>
      <text:p text:style-name="P1"><text:span text:style-name="T38">(20,4),</text:span></text:p>
      <text:p text:style-name="P1"><text:span text:style-name="T38">(14,2),</text:span></text:p>
      <text:p text:style-name="P1"><text:span text:style-name="T38">(18,6);</text:span></text:p>
      <text:p text:style-name="P1"><text:span text:style-name="T39"/></text:p>
      <text:p text:style-name="P1"><text:span text:style-name="T40">6) CURRENT ACCOUNT</text:span></text:p>
      <text:p text:style-name="P1"><text:span text:style-name="T41"/></text:p>
      <text:p text:style-name="P1"><text:span text:style-name="T42">create table current_account</text:span></text:p>
      <text:p text:style-name="P1"><text:span text:style-name="T42">(</text:span></text:p>
      <text:p text:style-name="P1"><text:span text:style-name="T42">acc_no<text:s text:c="7"/>int,</text:span></text:p>
      <text:p text:style-name="P1"><text:span text:style-name="T42">interest_rate<text:s text:c="12"/>int,</text:span></text:p>
      <text:p text:style-name="P1"><text:span text:style-name="T42">overdraft_amt<text:s text:c="8"/>int,</text:span></text:p>
      <text:p text:style-name="P1"><text:span text:style-name="T42">overdraft_interest_rate<text:s text:c="9"/>int,</text:span></text:p>
      <text:p text:style-name="P1"><text:span text:style-name="T42">FOREIGN KEY (acc_no) references account(acc_no),</text:span></text:p>
      <text:p text:style-name="P1"><text:span text:style-name="T42">PRIMARY KEY(acc_no)</text:span></text:p>
      <text:p text:style-name="P1"><text:span text:style-name="T42">); </text:span></text:p>
      <text:p text:style-name="P1"><text:span text:style-name="T43"/></text:p>
      <text:p text:style-name="P1"><text:span text:style-name="T44">select* from current_account;</text:span></text:p>
      <text:p text:style-name="P1"><text:span text:style-name="T45"/></text:p>
      <text:p text:style-name="P1"><text:span text:style-name="T46">INSERT INTO current_account values</text:span></text:p>
      <text:p text:style-name="P1"><text:span text:style-name="T46">(21,4,2000,2),</text:span></text:p>
      <text:p text:style-name="P1"><text:span text:style-name="T46">(26,4,12000,4);</text:span></text:p>
      <text:p text:style-name="P1"><text:span text:style-name="T47"/></text:p>
      <text:p text:style-name="P1"><text:span text:style-name="T47"/></text:p>
      <text:p text:style-name="P1"><text:span text:style-name="T47"/></text:p>
      <text:p text:style-name="P1"><text:span text:style-name="T47"/></text:p>
      <text:p text:style-name="P1"><text:span text:style-name="T48">7)CUSTOMER</text:span></text:p>
      <text:p text:style-name="P1"><text:span text:style-name="T49"/></text:p>
      <text:p text:style-name="P1"><text:span text:style-name="T50">create<text:s text:c="2"/>table customer</text:span></text:p>
      <text:p text:style-name="P2"><text:span text:style-name="T50">(</text:span><text:span text:style-name="T51"/></text:p>
      <text:p text:style-name="P3"><text:span text:style-name="T51">c_id<text:s text:c="2"/>int,</text:span><text:span text:style-name="T52"/></text:p>
      <text:p text:style-name="P3"><text:span text:style-name="T52">c_name<text:s text:c="4"/>varchar(50),</text:span></text:p>
      <text:p text:style-name="P3"><text:span text:style-name="T52">h_no<text:s text:c="5"/>varchar(50),</text:span></text:p>
      <text:p text:style-name="P3"><text:span text:style-name="T52">street<text:s text:c="4"/>varchar(50),</text:span></text:p>
      <text:p text:style-name="P3"><text:span text:style-name="T52">city<text:s text:c="3"/>varchar(50),</text:span></text:p>
      <text:p text:style-name="P3"><text:span text:style-name="T52">state<text:s text:c="5"/>varchar(50),</text:span></text:p>
      <text:p text:style-name="P3"><text:span text:style-name="T52">phone_no<text:s text:c="4"/>int,</text:span></text:p>
      <text:p text:style-name="P3"><text:span text:style-name="T52">primary key(c_id)</text:span></text:p>
      <text:p text:style-name="P3"><text:span text:style-name="T52">);</text:span></text:p>
      <text:p text:style-name="P3"><text:span text:style-name="T53"/></text:p>
      <text:p text:style-name="P3"><text:span text:style-name="T53"/></text:p>
      <text:p text:style-name="P3"><text:span text:style-name="T54">select* from customer;</text:span></text:p>
      <text:p text:style-name="P3"><text:span text:style-name="T55"/></text:p>
      <text:p text:style-name="P3"><text:span text:style-name="T56">INSERT INTO customer values</text:span></text:p>
      <text:p text:style-name="P3"><text:span text:style-name="T56">(12,"lakshay","11/a","dilshad garden","delhi","delhi",87601200),</text:span></text:p>
      <text:p text:style-name="P3"><text:span text:style-name="T56">(10,"yogesh","21-b","maujpur","delhi","delhi",78906543),</text:span></text:p>
      <text:p text:style-name="P3"><text:span text:style-name="T56">(19,"neelesh","12-a","neeti khand","ghaziabad","up",90000088),</text:span></text:p>
      <text:p text:style-name="P3"><text:span text:style-name="T56">(20,"amit","34/c","gyan khand","ghaziabad","up",80907012),</text:span></text:p>
      <text:p text:style-name="P3"><text:span text:style-name="T56">(17,"priyanshu","45/d","north state","gurgaon","haryana",75021309);</text:span></text:p>
      <text:p text:style-name="P3"><text:span text:style-name="T57"/></text:p>
      <text:p text:style-name="P3"><text:span text:style-name="T57"/></text:p>
      <text:p text:style-name="P3"><text:span text:style-name="T57"/></text:p>
      <text:p text:style-name="P3"><text:span text:style-name="T58">8) EMPLOYEE</text:span></text:p>
      <text:p text:style-name="P3"><text:span text:style-name="T59"/></text:p>
      <text:p text:style-name="P3"><text:span text:style-name="T60">create table employee</text:span></text:p>
      <text:p text:style-name="P3"><text:span text:style-name="T60">(</text:span></text:p>
      <text:p text:style-name="P3"><text:span text:style-name="T60">e_id<text:s text:c="4"/>int,</text:span></text:p>
      <text:p text:style-name="P3"><text:span text:style-name="T60">e_name<text:s text:c="6"/>varchar(50),</text:span></text:p>
      <text:p text:style-name="P3"><text:span text:style-name="T60">e_phone<text:s text:c="5"/>int,</text:span></text:p>
      <text:p text:style-name="P3"><text:span text:style-name="T60">b_code<text:s text:c="4"/>int,</text:span></text:p>
      <text:p text:style-name="P4"><text:span text:style-name="T61">FOREIGN KEY(b_code) references branch(b_code),</text:span><text:span text:style-name="T62"/></text:p>
      <text:p text:style-name="P5"><text:span text:style-name="T62">PRIMARY KEY(e_id)</text:span></text:p>
      <text:p text:style-name="P5"><text:span text:style-name="T62">);</text:span></text:p>
      <text:p text:style-name="P5"><text:span text:style-name="T63"/></text:p>
      <text:p text:style-name="P5"><text:span text:style-name="T64">select* from employee;</text:span></text:p>
      <text:p text:style-name="P5"><text:span text:style-name="T65"/></text:p>
      <text:p text:style-name="P5"><text:span text:style-name="T66">INSERT INTO employee values</text:span></text:p>
      <text:p text:style-name="P5"><text:span text:style-name="T66">(12,"lucky",98761234,11),</text:span></text:p>
      <text:p text:style-name="P5"><text:span text:style-name="T66">(34,"lakshay",88775544,11),</text:span></text:p>
      <text:p text:style-name="P5"><text:span text:style-name="T66">(15,"yogi",97124680,23),</text:span></text:p>
      <text:p text:style-name="P5"><text:span text:style-name="T66">(7,"neel",99734422,23),</text:span></text:p>
      <text:p text:style-name="P5"><text:span text:style-name="T66">(8,"yogesh",65431209,44);</text:span></text:p>
      <text:p text:style-name="P5"><text:span text:style-name="T67"/></text:p>
      <text:p text:style-name="P5"><text:span text:style-name="T67"/></text:p>
      <text:p text:style-name="P5"><text:span text:style-name="T68">9) PERMANENT EMPLOYEE</text:span></text:p>
      <text:p text:style-name="P5"><text:span text:style-name="T69"/></text:p>
      <text:p text:style-name="P5"><text:span text:style-name="T70">create table permanent_employee</text:span></text:p>
      <text:p text:style-name="P5"><text:span text:style-name="T70">(</text:span></text:p>
      <text:p text:style-name="P5"><text:span text:style-name="T70">e_id<text:s text:c="4"/>int,</text:span></text:p>
      <text:p text:style-name="P5"><text:span text:style-name="T70">salary<text:s text:c="4"/>int,</text:span></text:p>
      <text:p text:style-name="P5"><text:span text:style-name="T70">FOREIGN KEY (e_id) references employee(e_id),</text:span></text:p>
      <text:p text:style-name="P5"><text:span text:style-name="T70">PRIMARY KEY(e_id,salary)</text:span></text:p>
      <text:p text:style-name="P5"><text:span text:style-name="T70">);</text:span></text:p>
      <text:p text:style-name="P5"><text:span text:style-name="T71"/></text:p>
      <text:p text:style-name="P5"><text:span text:style-name="T72">select* from permanent_employee;</text:span></text:p>
      <text:p text:style-name="P5"><text:span text:style-name="T73"/></text:p>
      <text:p text:style-name="P5"><text:span text:style-name="T74">INSERT INTO permanent_employee values</text:span></text:p>
      <text:p text:style-name="P5"><text:span text:style-name="T74">(12,40000),</text:span></text:p>
      <text:p text:style-name="P5"><text:span text:style-name="T74">(34,50000),</text:span></text:p>
      <text:p text:style-name="P5"><text:span text:style-name="T74">(15,15000);</text:span></text:p>
      <text:p text:style-name="P5"><text:span text:style-name="T75"/></text:p>
      <text:p text:style-name="P5"><text:span text:style-name="T75"/></text:p>
      <text:p text:style-name="P5"><text:span text:style-name="T76">10)<text:s text:c="2"/>FREELANCER</text:span></text:p>
      <text:p text:style-name="P5"><text:span text:style-name="T77"/></text:p>
      <text:p text:style-name="P5"><text:span text:style-name="T77"/></text:p>
      <text:p text:style-name="P5"><text:span text:style-name="T78">create table freelancer</text:span></text:p>
      <text:p text:style-name="P5"><text:span text:style-name="T78">(</text:span></text:p>
      <text:p text:style-name="P5"><text:span text:style-name="T78">e_id<text:s text:c="6"/>int,</text:span></text:p>
      <text:p text:style-name="P5"><text:span text:style-name="T78">daily_wages<text:s text:c="2"/>int,</text:span></text:p>
      <text:p text:style-name="P5"><text:span text:style-name="T78">FOREIGN KEY (e_id) references employee(e_id),</text:span></text:p>
      <text:p text:style-name="P5"><text:span text:style-name="T78">PRIMARY KEY(e_id,daily_wages)</text:span></text:p>
      <text:p text:style-name="P5"><text:span text:style-name="T78">);</text:span></text:p>
      <text:p text:style-name="P5"><text:span text:style-name="T79"/></text:p>
      <text:p text:style-name="P5"><text:span text:style-name="T80">select* from freelancer;</text:span></text:p>
      <text:p text:style-name="P5"><text:span text:style-name="T81"/></text:p>
      <text:p text:style-name="P5"><text:span text:style-name="T82">INSERT INTO freelancer values</text:span></text:p>
      <text:p text:style-name="P5"><text:span text:style-name="T82">(8,200),</text:span></text:p>
      <text:p text:style-name="P5"><text:span text:style-name="T82">(7,445);</text:span></text:p>
      <text:p text:style-name="P5"><text:span text:style-name="T8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